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2HttpsServer.star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2HttpsServer.stop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HttpsServer.createHttp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HttpsServer.rese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2HttpsServer.ini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